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bc8" officeooo:paragraph-rsid="0003dbc8"/>
    </style:style>
    <style:style style:name="P2" style:family="paragraph" style:parent-style-name="Standard">
      <style:paragraph-properties>
        <style:tab-stops>
          <style:tab-stop style:position="0.974cm"/>
        </style:tab-stops>
      </style:paragraph-properties>
      <style:text-properties officeooo:rsid="0003dbc8" officeooo:paragraph-rsid="0004096b"/>
    </style:style>
    <style:style style:name="P3" style:family="paragraph" style:parent-style-name="Standard">
      <style:paragraph-properties>
        <style:tab-stops>
          <style:tab-stop style:position="0.974cm"/>
          <style:tab-stop style:position="2.053cm"/>
          <style:tab-stop style:position="3.048cm"/>
        </style:tab-stops>
      </style:paragraph-properties>
      <style:text-properties officeooo:rsid="0003dbc8" officeooo:paragraph-rsid="0004096b"/>
    </style:style>
    <style:style style:name="P4" style:family="paragraph" style:parent-style-name="Standard">
      <style:paragraph-properties>
        <style:tab-stops>
          <style:tab-stop style:position="0.995cm"/>
          <style:tab-stop style:position="1.969cm"/>
          <style:tab-stop style:position="3.006cm"/>
        </style:tab-stops>
      </style:paragraph-properties>
      <style:text-properties officeooo:rsid="0003dbc8" officeooo:paragraph-rsid="0003dbc8"/>
    </style:style>
    <style:style style:name="P5" style:family="paragraph" style:parent-style-name="Standard">
      <style:paragraph-properties>
        <style:tab-stops>
          <style:tab-stop style:position="1.058cm"/>
          <style:tab-stop style:position="2.032cm"/>
          <style:tab-stop style:position="3.048cm"/>
        </style:tab-stops>
      </style:paragraph-properties>
      <style:text-properties officeooo:rsid="0003dbc8" officeooo:paragraph-rsid="0003dbc8"/>
    </style:style>
    <style:style style:name="P6" style:family="paragraph" style:parent-style-name="Standard">
      <style:paragraph-properties>
        <style:tab-stops>
          <style:tab-stop style:position="0.974cm"/>
        </style:tab-stops>
      </style:paragraph-properties>
      <style:text-properties officeooo:rsid="000410a2" officeooo:paragraph-rsid="000410a2"/>
    </style:style>
    <style:style style:name="P7" style:family="paragraph" style:parent-style-name="Standard">
      <style:paragraph-properties>
        <style:tab-stops>
          <style:tab-stop style:position="0.974cm"/>
          <style:tab-stop style:position="1.926cm"/>
        </style:tab-stops>
      </style:paragraph-properties>
      <style:text-properties officeooo:rsid="000410a2" officeooo:paragraph-rsid="000410a2"/>
    </style:style>
    <style:style style:name="P8" style:family="paragraph" style:parent-style-name="Standard">
      <style:paragraph-properties>
        <style:tab-stops>
          <style:tab-stop style:position="0.974cm"/>
          <style:tab-stop style:position="1.926cm"/>
          <style:tab-stop style:position="2.985cm"/>
        </style:tab-stops>
      </style:paragraph-properties>
      <style:text-properties officeooo:rsid="000410a2" officeooo:paragraph-rsid="000410a2"/>
    </style:style>
    <style:style style:name="P9" style:family="paragraph" style:parent-style-name="Standard">
      <style:paragraph-properties>
        <style:tab-stops>
          <style:tab-stop style:position="1.058cm"/>
          <style:tab-stop style:position="2.032cm"/>
          <style:tab-stop style:position="3.048cm"/>
        </style:tab-stops>
      </style:paragraph-properties>
      <style:text-properties officeooo:paragraph-rsid="0003dbc8"/>
    </style:style>
    <style:style style:name="P10" style:family="paragraph" style:parent-style-name="Standard">
      <style:paragraph-properties>
        <style:tab-stops>
          <style:tab-stop style:position="1.058cm"/>
          <style:tab-stop style:position="2.032cm"/>
          <style:tab-stop style:position="3.048cm"/>
        </style:tab-stops>
      </style:paragraph-properties>
      <style:text-properties fo:font-weight="normal" officeooo:rsid="0008d82c" officeooo:paragraph-rsid="0003dbc8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0.974cm"/>
          <style:tab-stop style:position="2.053cm"/>
          <style:tab-stop style:position="3.048cm"/>
        </style:tab-stops>
      </style:paragraph-properties>
      <style:text-properties officeooo:rsid="0004096b" officeooo:paragraph-rsid="0004096b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Preformatted_20_Text">
      <style:text-properties officeooo:rsid="0003dbc8" officeooo:paragraph-rsid="0003dbc8"/>
    </style:style>
    <style:style style:name="T1" style:family="text">
      <style:text-properties officeooo:rsid="0003dbc8"/>
    </style:style>
    <style:style style:name="T2" style:family="text">
      <style:text-properties officeooo:rsid="0004096b"/>
    </style:style>
    <style:style style:name="T3" style:family="text">
      <style:text-properties officeooo:rsid="0005719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096b" style:font-weight-asian="bold" style:font-weight-complex="bold"/>
    </style:style>
    <style:style style:name="T6" style:family="text">
      <style:text-properties fo:font-weight="bold" officeooo:rsid="0007489e" style:font-weight-asian="bold" style:font-weight-complex="bold"/>
    </style:style>
    <style:style style:name="T7" style:family="text">
      <style:text-properties fo:font-weight="bold" officeooo:rsid="0008d82c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officeooo:rsid="0007489e"/>
    </style:style>
    <style:style style:name="T10" style:family="text">
      <style:text-properties fo:font-weight="normal" officeooo:rsid="0008d82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ombre del proyecto: facturacion_poo_java</text:p>
      <text:p text:style-name="P1"/>
      <text:p text:style-name="P1">Fuentes originales</text:p>
      <text:p text:style-name="P1"><text:a xlink:type="simple" xlink:href="https://github.com/Daso/POO/tree/master/Facturacion/src/facturacion" text:style-name="Internet_20_link" text:visited-style-name="Visited_20_Internet_20_Link">https://github.com/Daso/POO/tree/master/Facturacion/src/facturacion</text:a></text:p>
      <text:p text:style-name="P1"/>
      <text:p text:style-name="P1"/>
      <text:p text:style-name="P13"><text:bookmark text:name="empty-setup-new-repo-echo"/>echo "# proyecto_facturacion_poo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monicamrdam/proyecto_facturacion_poo.git</text:p>
      <text:p text:style-name="P12">git push -u origin main</text:p>
      <text:p text:style-name="P13"><text:bookmark text:name="empty-setup-push-repo-echo"/>git remote add origin https://github.com/monicamrdam/proyecto_facturacion_poo.git</text:p>
      <text:p text:style-name="Preformatted_20_Text">git branch -M main</text:p>
      <text:p text:style-name="P12">git push -u origin main</text:p>
      <text:p text:style-name="P1"/>
      <text:p text:style-name="P1"/>
      <text:p text:style-name="P1"/>
      <text:p text:style-name="P1"/>
      <text:p text:style-name="P1"/>
      <text:p text:style-name="P1"/>
      <text:p text:style-name="P1">clase Facturacion</text:p>
      <text:p text:style-name="P1"/>
      <text:p text:style-name="P4"><text:tab/><text:span text:style-name="T6">clase Comprobante</text:span></text:p>
      <text:p text:style-name="P4"><text:tab/><text:tab/><text:span text:style-name="T9">atributos</text:span></text:p>
      <text:p text:style-name="P4"><text:tab/><text:tab/><text:tab/>private String fecha;</text:p>
      <text:p text:style-name="P4"><text:s text:c="2"/><text:tab/><text:tab/><text:tab/>private String razonSocial;</text:p>
      <text:p text:style-name="P4"><text:s text:c="3"/><text:tab/><text:tab/><text:tab/>private ArrayList&lt;<text:span text:style-name="T4">DetalleComprobante</text:span>&gt; detalles;</text:p>
      <text:p text:style-name="P4"><text:tab/><text:tab/><text:span text:style-name="T9">métodos</text:span></text:p>
      <text:p text:style-name="P4"><text:tab/><text:tab/><text:tab/>private DetalleComprobante crearDetalleComprobante(int cantidad, String descripcion,double precio)</text:p>
      <text:p text:style-name="P4"><text:tab/><text:tab/><text:tab/>public void IngresarDetalleComprogante(int cantidad, String descripcion, double precio)</text:p>
      <text:p text:style-name="P1"/>
      <text:p text:style-name="P9"><text:span text:style-name="T1"><text:tab/></text:span><text:span text:style-name="T7">clase Recibo </text:span><text:span text:style-name="T8">extends</text:span><text:span text:style-name="T7"> Comprobante</text:span></text:p>
      <text:p text:style-name="P5"><text:span text:style-name="T7"><text:tab/><text:tab/></text:span><text:span text:style-name="T10">atributos</text:span></text:p>
      <text:p text:style-name="P10"><text:tab/><text:tab/><text:tab/>private String serie;</text:p>
      <text:p text:style-name="P10"><text:tab/><text:tab/><text:tab/>super(fecha,razonSocial);</text:p>
      <text:p text:style-name="P10"><text:tab/><text:tab/>métodos</text:p>
      <text:p text:style-name="P10"><text:tab/><text:tab/><text:tab/>getter-setter</text:p>
      <text:p text:style-name="P1"/>
      <text:p text:style-name="P6"><text:tab/><text:span text:style-name="T4">clase DestalleComprobante</text:span></text:p>
      <text:p text:style-name="P7"><text:tab/><text:tab/><text:span text:style-name="T3">atributos</text:span></text:p>
      <text:p text:style-name="P8"><text:tab/><text:tab/><text:tab/>private int cantidad;</text:p>
      <text:p text:style-name="P8"><text:s text:c="3"/><text:tab/><text:tab/><text:tab/>private <text:span text:style-name="T4">Producto</text:span> producto;</text:p>
      <text:p text:style-name="P8"><text:s text:c="4"/><text:tab/><text:tab/><text:tab/>private double total;</text:p>
      <text:p text:style-name="P8"><text:tab/><text:tab/><text:span text:style-name="T3">metodos</text:span></text:p>
      <text:p text:style-name="P8"><text:tab/><text:tab/><text:tab/><text:span text:style-name="T3">getter-setter</text:span></text:p>
      <text:p text:style-name="P8"><text:soft-page-break/><text:tab/><text:tab/><text:tab/><text:span text:style-name="T9">private</text:span> double calcularTotal()</text:p>
      <text:p text:style-name="P8"><text:tab/><text:tab/><text:tab/>private Producto crearProducto(String descripcion, double precio)</text:p>
      <text:p text:style-name="P8"><text:tab/><text:tab/><text:tab/><text:span text:style-name="T3">p</text:span>rivate void ingresarProductos(String descripcion, double precio)</text:p>
      <text:p text:style-name="P8"><text:tab/><text:tab/><text:tab/><text:span text:style-name="T3">toString</text:span></text:p>
      <text:p text:style-name="P1"><text:tab/><text:tab/><text:tab/></text:p>
      <text:p text:style-name="P2"><text:tab/><text:span text:style-name="T5">clase Producto</text:span></text:p>
      <text:p text:style-name="P11"><text:tab/><text:tab/>atributos</text:p>
      <text:p text:style-name="P11"><text:tab/><text:tab/><text:tab/>private String descripcion;</text:p>
      <text:p text:style-name="P11"><text:s text:c="4"/><text:tab/><text:tab/><text:tab/>private double precio; </text:p>
      <text:p text:style-name="P3"><text:tab/><text:tab/><text:span text:style-name="T2">metodos</text:span></text:p>
      <text:p text:style-name="P3"><text:tab/><text:tab/><text:tab/><text:span text:style-name="T2">getter y setter</text:span></text:p>
      <text:p text:style-name="P3"><text:tab/><text:tab/><text:tab/><text:span text:style-name="T2">toString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7T11:11:10.048000000</dc:date>
    <meta:editing-duration>PT33M53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135" meta:character-count="1398" meta:non-whitespace-character-count="1209"/>
  </office:meta>
</office:document-meta>
</file>